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left="0cm" fo:margin-right="0cm" fo:text-indent="0cm" style:auto-text-indent="false">
        <style:tab-stops/>
      </style:paragraph-properties>
    </style:style>
    <style:style style:name="P2" style:family="paragraph" style:parent-style-name="Text_20_body">
      <style:paragraph-properties fo:margin-left="0.762cm" fo:margin-right="0cm" fo:text-indent="-0.762cm" style:auto-text-indent="false">
        <style:tab-stops/>
      </style:paragraph-properties>
    </style:style>
    <style:style style:name="P3" style:family="paragraph" style:parent-style-name="Code">
      <style:text-properties fo:font-weight="normal" style:font-weight-asian="normal" style:font-weight-complex="normal"/>
    </style:style>
    <style:style style:name="P4" style:family="paragraph" style:parent-style-name="Heading_20_1" style:list-style-name="RTF_5f_Num_20_2" style:master-page-name="Standard">
      <style:paragraph-properties fo:margin-left="0.762cm" fo:margin-right="0cm" fo:text-indent="-0.762cm" style:auto-text-indent="false" style:page-number="auto">
        <style:tab-stops/>
      </style:paragraph-properties>
    </style:style>
    <style:style style:name="P5" style:family="paragraph" style:parent-style-name="Text_20_body">
      <style:text-properties fo:font-weight="normal" style:font-weight-asian="normal" style:font-weight-complex="normal"/>
    </style:style>
    <style:style style:name="P6" style:family="paragraph" style:parent-style-name="Heading_20_3" style:list-style-name="RTF_5f_Num_20_2"/>
    <style:style style:name="P7" style:family="paragraph" style:parent-style-name="Code">
      <style:text-properties fo:font-weight="normal" style:font-weight-asian="normal" style:font-weight-complex="normal"/>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98847" text:style-name="RTF_5f_Num_20_2">
        <text:list-item>
          <text:h text:style-name="P4" text:outline-level="1">CALL@Hull: notes</text:h>
        </text:list-item>
      </text:list>
      <text:p text:style-name="P2">Updated: <text:date style:data-style-name="N37" text:date-value="2013-03-01T13:16:07.88">01/03/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CALL@Hull: notes<text:tab/>1</text:p>
          <text:p text:style-name="P8">Interface<text:tab/>1</text:p>
          <text:p text:style-name="P9">Forms<text:tab/>1</text:p>
          <text:p text:style-name="P10">Form validation<text:tab/>1</text:p>
          <text:p text:style-name="P10">Anti-spam<text:tab/>1</text:p>
          <text:p text:style-name="P8">Search engine<text:tab/>2</text:p>
          <text:p text:style-name="P8">Codeigniter<text:tab/>2</text:p>
          <text:p text:style-name="P9">Templating<text:tab/>2</text:p>
          <text:p text:style-name="P9">Navbars<text:tab/>2</text:p>
          <text:p text:style-name="P9">URL redirection<text:tab/>3</text:p>
          <text:p text:style-name="P9">404 management<text:tab/>4</text:p>
        </text:index-body>
      </text:table-of-content>
      <text:p text:style-name="P2"/>
      <text:h text:style-name="Heading_20_1" text:outline-level="1">Interface</text:h>
      <text:p text:style-name="P1">The page design uses the <text:a xlink:type="simple" xlink:href="http://twitter.github.com/bootstrap/index.html">Twitter Bootstrap framework</text:a> extensively. Basic mockups were designed using the online <text:a xlink:type="simple" xlink:href="http://twitter.github.com/bootstrap/index.html">Jetstrap</text:a> utility (login authentication via Google)</text:p>
      <text:h text:style-name="Heading_20_2" text:outline-level="2">Forms</text:h>
      <text:p text:style-name="Text_20_body">The suggest a site and contact forms are handled by <text:a xlink:type="simple" xlink:href="http://www.tectite.com/formmailpage.php">Techtite FormMail</text:a>, a PHP script with a lot of configuration options which is far less insecure than other FormMail scripts I've tried (some of which have been hacked, such as on the EUROCALL sites). The script has extensive comments at the start with script config instructions, and there's also <text:a xlink:type="simple" xlink:href="http://www.tectite.com/formmailpage.php">copious documentation</text:a> on the website. There's <text:a xlink:type="simple" xlink:href="http://www.tectite.com/fmdoc/creating_forms.php">documentation on client form config options</text:a> via hidden fields.</text:p>
      <text:h text:style-name="Heading_20_3" text:outline-level="3">Form validation</text:h>
      <text:p text:style-name="Text_20_body">This is primarily handled client-side with the <text:a xlink:type="simple" xlink:href="http://docs.jquery.com/Plugins/Validation">jQuery Validation plugin</text:a>, and for when JS is disabled by the <text:span text:style-name="T1">required</text:span><text:span text:style-name="T2"> attribute in </text:span><text:span text:style-name="T1">input</text:span><text:span text:style-name="T2"> elements. It could also be handled server-side by the </text:span><text:a xlink:type="simple" xlink:href="http://ellislab.com/codeigniter/user-guide/libraries/form_validation.html"><text:span text:style-name="T2">CI Form Validation class</text:span></text:a><text:span text:style-name="T2"> but that's a bit over the top for simple forms. The jQuery script requires a form ID of </text:span><text:span text:style-name="T1">frm_email</text:span><text:span text:style-name="T2">:</text:span></text:p>
      <text:p text:style-name="P3">$("#frm_email").validate();</text:p>
      <text:list xml:id="list33305509" text:continue-numbering="true" text:style-name="RTF_5f_Num_20_2">
        <text:list-item>
          <text:list>
            <text:list-item>
              <text:list>
                <text:list-item>
                  <text:h text:style-name="P6" text:outline-level="3">Anti-spam</text:h>
                </text:list-item>
              </text:list>
            </text:list-item>
          </text:list>
        </text:list-item>
      </text:list>
      <text:p text:style-name="Text_20_body">Address mangling is used to counter spambots - see <text:a xlink:type="simple" xlink:href="http://www.tectite.com/fmdoc/at_mangle.php">Techtite mangling documentation</text:a>. So in the form itself there is:</text:p>
      <text:p text:style-name="Code">&lt;input type="hidden" name="recipients" value="fred.riley_@_gmail.com" /&gt;</text:p>
      <text:p text:style-name="Text_20_body">In the script config, there's:</text:p>
      <text:p text:style-name="Code">define("AT_MANGLE","<text:a xlink:type="simple" xlink:href="mailto:_@_">_@_</text:a>");</text:p>
      <text:p text:style-name="Text_20_body">This requires emails in form hidden fields to be like <text:span text:style-name="T1">jane.bloggs_@_somewhere.org</text:span>. The spambot sees the @ and assumes it's a valid email. </text:p>
      <text:h text:style-name="Heading_20_1" text:outline-level="1"><text:soft-page-break/>Search engine</text:h>
      <text:p text:style-name="Text_20_body">The Open Source barebones <text:a xlink:type="simple" xlink:href="http://www.sphider.eu/">Sphider</text:a> is used as the search engine, primarily because it's lightweight and localhost-based. It keeps a local index in the MySQL database, and has an administrative front end:</text:p>
      <text:p text:style-name="Text_20_body">URL: <text:a xlink:type="simple" xlink:href="http://www.fredriley.org.uk/callhull/php/sphider/admin/admin.php">http://www.fredriley.org.uk/callhull/php/sphider/admin/admin.php</text:a></text:p>
      <text:p text:style-name="Text_20_body">User: fredriley</text:p>
      <text:p text:style-name="Text_20_body">Pass: cticml</text:p>
      <text:p text:style-name="Text_20_body">Its main limitation is that the search results only list pages, rather than page excerpts, so the user has to go to the page then use page search. It'll do for now, though. </text:p>
      <text:h text:style-name="Heading_20_1" text:outline-level="1">Codeigniter</text:h>
      <text:h text:style-name="Heading_20_2" text:outline-level="2">Templating</text:h>
      <text:p text:style-name="Text_20_body">View templates are used, following the example of an answer on StackOverflow. </text:p>
      <text:h text:style-name="Heading_20_2" text:outline-level="2">Navbars</text:h>
      <text:p text:style-name="Text_20_body">Navigation bars are generated dynamically. First, an array of navbar items is defined, then a foreach loop goes through the array to generate the HTML, optionally marking the currently selected item. The array for the top navbar is:</text:p>
      <text:p text:style-name="Code">$nav_items = array (</text:p>
      <text:p text:style-name="Code"><text:tab/>"h" =&gt; array (</text:p>
      <text:p text:style-name="Code"><text:tab/><text:tab/><text:tab/><text:tab/>"text" =&gt; "Home", </text:p>
      <text:p text:style-name="Code"><text:tab/><text:tab/><text:tab/><text:tab/>"title" =&gt; "Home page and introduction", </text:p>
      <text:p text:style-name="Code"><text:tab/><text:tab/><text:tab/><text:tab/>"accesskey" =&gt; "h", </text:p>
      <text:p text:style-name="Code"><text:tab/><text:tab/><text:tab/><text:tab/>"url" =&gt; "home" ), </text:p>
      <text:p text:style-name="Code"><text:tab/>"a" =&gt; array (</text:p>
      <text:p text:style-name="Code"><text:tab/><text:tab/><text:tab/><text:tab/>"text" =&gt; "About", </text:p>
      <text:p text:style-name="Code"><text:tab/><text:tab/><text:tab/><text:tab/>"title" =&gt; "About CALL@Hull", </text:p>
      <text:p text:style-name="Code"><text:tab/><text:tab/><text:tab/><text:tab/>"accesskey" =&gt; "a", </text:p>
      <text:p text:style-name="Code"><text:tab/><text:tab/><text:tab/><text:tab/>"url" =&gt; "about"), </text:p>
      <text:p text:style-name="Code"><text:tab/>"c" =&gt; array (</text:p>
      <text:p text:style-name="Code"><text:tab/><text:tab/><text:tab/><text:tab/>"text" =&gt; "Contact", </text:p>
      <text:p text:style-name="Code"><text:tab/><text:tab/><text:tab/><text:tab/>"title" =&gt; "Contact CALL@Hull", </text:p>
      <text:p text:style-name="Code"><text:tab/><text:tab/><text:tab/><text:tab/>"accesskey" =&gt; "c", </text:p>
      <text:p text:style-name="Code"><text:tab/><text:tab/><text:tab/><text:tab/>"url" =&gt; "form/contact" ), <text:tab/><text:tab/><text:tab/><text:tab/><text:tab/><text:tab/></text:p>
      <text:p text:style-name="Code"><text:tab/>);</text:p>
      <text:p text:style-name="Text_20_body">A <text:span text:style-name="T1">foreach</text:span><text:span text:style-name="T2"> loop iterates through the array and generates a &lt;ul&gt; with the navigation items, optionally marking one of them as 'active':</text:span></text:p>
      <text:p text:style-name="P3">foreach ($nav_items as $key =&gt; $val)</text:p>
      <text:p text:style-name="P3">{ </text:p>
      <text:p text:style-name="P3"><text:soft-page-break/><text:tab/>$li = "&lt;li";</text:p>
      <text:p text:style-name="P3"><text:tab/>if ($active_topnav == $val['text']) </text:p>
      <text:p text:style-name="P3"><text:tab/>{</text:p>
      <text:p text:style-name="P3"><text:tab/><text:tab/>$li .= " class=\"active\" ";</text:p>
      <text:p text:style-name="P3"><text:tab/>}</text:p>
      <text:p text:style-name="P3"><text:tab/>$li .= "&gt;";</text:p>
      <text:p text:style-name="P3"><text:tab/>$li .= "&lt;a href=\"" . $val['url'] . "\" accesskey=\"". $val['accesskey'] . "\" title=\"" . $val['title'] . "\"&gt;";</text:p>
      <text:p text:style-name="P3"><text:tab/>$li .= $val['text'] . "&lt;/a&gt;&lt;/li&gt;\n";</text:p>
      <text:p text:style-name="P3"><text:tab/>echo "\t\t" . $li;</text:p>
      <text:p text:style-name="P3">}</text:p>
      <text:p text:style-name="Text_20_body">The 'active' menu item is passed from the controller in the $data array and appears in the view as <text:span text:style-name="T1">$active_topnav </text:span><text:span text:style-name="T2">for the top navbar. This is case-sensitive string matched to the menu item text, which I thought was probably simpler than trying to keep track of menu item IDs or names or similar. </text:span></text:p>
      <text:p text:style-name="P5">This approach is adopted for the top and left navbars, and submenus in sections such as Site-specific. The appropriate active items are set in the controller, eg:</text:p>
      <text:p text:style-name="P5"/>
      <text:p text:style-name="P3">$data['active_topnav'] = ""; </text:p>
      <text:p text:style-name="P3">$data['active_leftnav'] = "Language-specific";</text:p>
      <text:p text:style-name="P3">$data['active_submenu'] = "Celtic";</text:p>
      <text:p text:style-name="P5">From the languages.php controller, function celtic(). For consistency, every controller has these three variables, even if they're all blank. </text:p>
      <text:p text:style-name="P5">Where the submenu is just internal links to page anchors, this is just a plain &lt;ul&gt; placed in the page content view, eg:</text:p>
      <text:p text:style-name="P3">&lt;ul class="nav nav-tabs"&gt;</text:p>
      <text:p text:style-name="P3"><text:tab/>&lt;li&gt;&lt;a href="languages/english#dictionaries"&gt;Dictionaries&lt;/a&gt;&lt;/li&gt;</text:p>
      <text:p text:style-name="P3"><text:tab/>&lt;li&gt;&lt;a href="languages/english#Directories"&gt;Directories&lt;/a&gt;&lt;/li&gt;</text:p>
      <text:p text:style-name="P3"><text:tab/>[...]</text:p>
      <text:p text:style-name="P3">&lt;/ul&gt;</text:p>
      <text:p text:style-name="Text_20_body">This is because such an 'internal link' submenu will only appear on one page and an 'active' link would make no sense, whereas something like the languages-specific site submenu will appear on many pages.</text:p>
      <text:h text:style-name="Heading_20_2" text:outline-level="2">URL redirection</text:h>
      <text:p text:style-name="Text_20_body">Using Redirect rules in the site root .htaccess sort of works. A rule such as:</text:p>
      <text:p text:style-name="Code">Redirect permanent /callhull/about.html /callhull/about</text:p>
      <text:p text:style-name="Text_20_body">will redirect to the correct document, but will put a URL such as the following in the browser URL bar:</text:p>
      <text:p text:style-name="Text_20_body"><text:a xlink:type="simple" xlink:href="http://www.fredriley.org.uk/callhull/about?/about.html">http://www.fredriley.org.uk/callhull/about?/about.html</text:a></text:p>
      <text:p text:style-name="Text_20_body">The worry then is that the user may bookmark this. I posted a question “<text:a xlink:type="simple" xlink:href="http://stackoverflow.com/questions/15146725/codeigniter-url-redirection-and-htaccess-redirect-directive">Codeigniter URL redirection and .htaccess Redirect directive</text:a>” to StackOverflow and got a potentially useful answer <text:soft-page-break/>from Jeemusu, who suggested using RewriteRule in the CI root .htaccess, eg:</text:p>
      <text:p text:style-name="Code">RewriteRule ^callhull/about.html/$ /callhull/about [R=301,L]</text:p>
      <text:p text:style-name="Text_20_body">Going by the <text:a xlink:type="simple" xlink:href="https://httpd.apache.org/docs/2.4/rewrite/intro.html">Apache RewriteRule guide</text:a>, this should replace the string started by ^ and finished by $ with “/callhull/about”. This doesn't quite work as yet, with calls to about.html generating a 404, but would look to be the best solution if it can be tweaked. </text:p>
      <text:h text:style-name="Heading_20_2" text:outline-level="2">404 management</text:h>
      <text:p text:style-name="Text_20_body">404 Not Found errors are picked up by CI, rather than .htaccess, as any call to the site URL hits the CI request handler so doesn't make it to Apache as an error. Anyway, this allows for a custom 404 message to be easily generated. In config/routes.php the default 404 controller is set to <text:span text:style-name="T1">error404</text:span><text:span text:style-name="T2">:</text:span></text:p>
      <text:p text:style-name="P3">$route['404_override'] = 'error404';</text:p>
      <text:p text:style-name="Text_20_body"><text:span text:style-name="T2">The error404.php controller loads the view 404view, sets a couple of variables, then displays the view page in the view template2. A </text:span><text:a xlink:type="simple" xlink:href="http://stackoverflow.com/questions/6758275/display-a-view-for-404-error-in-codeigniter"><text:span text:style-name="T2">StackOverflow post</text:span></text:a><text:span text:style-name="T2"> outlines this techn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lr-tb"/>
      <style:text-properties style:use-window-font-color="true" style:font-name="Times New Roman" fo:font-size="12pt" fo:language="en" fo:country="GB"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GB" style:letter-kerning="true" style:font-name-asian="Mangal"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en" fo:country="GB" style:letter-kerning="true"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fo:font-size="12pt" fo:language="en" fo:country="GB" style:letter-kerning="true" style:font-name-asian="Times New Roman" style:font-size-asian="10.5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2pt" fo:language="en" fo:country="GB" fo:font-style="italic" style:letter-kerning="true" style:font-name-asian="Mang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GB" style:letter-kerning="true" style:font-name-asian="Mangal1" style:font-size-asian="10.5pt" style:language-asian="zh" style:country-asian="CN" style:font-name-complex="Times New Roma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2pt" fo:font-weight="bold" style:font-weight-asian="bold" style:font-weight-complex="bold"/>
    </style:style>
    <style:style style:name="Code" style:family="paragraph" style:parent-style-name="Text_20_body">
      <style:paragraph-properties fo:margin-left="1.251cm" fo:margin-right="0cm" fo:text-indent="0cm" style:auto-text-indent="false"/>
      <style:text-properties style:font-name="Verdana"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16:11:00</meta:creation-date>
    <meta:generator>LibreOffice/3.4$Win32 LibreOffice_project/340m1$Build-402</meta:generator>
    <dc:date>2013-03-01T13:16:07.85</dc:date>
    <meta:editing-duration>PT10H34M27S</meta:editing-duration>
    <meta:editing-cycles>9</meta:editing-cycles>
    <meta:document-statistic meta:table-count="0" meta:image-count="0" meta:object-count="0" meta:page-count="4" meta:paragraph-count="93" meta:word-count="895" meta:character-count="5856" meta:non-whitespace-character-count="4961"/>
  </office:meta>
</office:document-meta>
</file>